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frmD.xml"/>
  <manifest:file-entry manifest:media-type="text/xml" manifest:full-path="Dialogs/Standard/dialog-lb.xml"/>
  <manifest:file-entry manifest:media-type="" manifest:full-path="Dialogs/Standard/"/>
  <manifest:file-entry manifest:media-type="" manifest:full-path="Dialogs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Cyr" svg:font-family="'Arial Cyr'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2cm"/>
    </style:style>
    <style:style style:name="co2" style:family="table-column">
      <style:table-column-properties fo:break-before="auto" style:column-width="2.261cm"/>
    </style:style>
    <style:style style:name="co3" style:family="table-column">
      <style:table-column-properties fo:break-before="auto" style:column-width="5.036cm"/>
    </style:style>
    <style:style style:name="co4" style:family="table-column">
      <style:table-column-properties fo:break-before="auto" style:column-width="6.117cm"/>
    </style:style>
    <style:style style:name="co5" style:family="table-column">
      <style:table-column-properties fo:break-before="auto" style:column-width="3.023cm"/>
    </style:style>
    <style:style style:name="co6" style:family="table-column">
      <style:table-column-properties fo:break-before="auto" style:column-width="4.759cm"/>
    </style:style>
    <style:style style:name="co7" style:family="table-column">
      <style:table-column-properties fo:break-before="auto" style:column-width="6.465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4.62cm"/>
    </style:style>
    <style:style style:name="co10" style:family="table-column">
      <style:table-column-properties fo:break-before="auto" style:column-width="1.757cm"/>
    </style:style>
    <style:style style:name="co11" style:family="table-column">
      <style:table-column-properties fo:break-before="auto" style:column-width="1.734cm"/>
    </style:style>
    <style:style style:name="co12" style:family="table-column">
      <style:table-column-properties fo:break-before="auto" style:column-width="4.882cm"/>
    </style:style>
    <style:style style:name="co13" style:family="table-column">
      <style:table-column-properties fo:break-before="auto" style:column-width="6.008cm"/>
    </style:style>
    <style:style style:name="co14" style:family="table-column">
      <style:table-column-properties fo:break-before="auto" style:column-width="2.854cm"/>
    </style:style>
    <style:style style:name="co15" style:family="table-column">
      <style:table-column-properties fo:break-before="auto" style:column-width="2.718cm"/>
    </style:style>
    <style:style style:name="co16" style:family="table-column">
      <style:table-column-properties fo:break-before="auto" style:column-width="4.842cm"/>
    </style:style>
    <style:style style:name="co17" style:family="table-column">
      <style:table-column-properties fo:break-before="auto" style:column-width="6.368cm"/>
    </style:style>
    <style:style style:name="co18" style:family="table-column">
      <style:table-column-properties fo:break-before="auto" style:column-width="4.8cm"/>
    </style:style>
    <style:style style:name="co19" style:family="table-column">
      <style:table-column-properties fo:break-before="auto" style:column-width="2.134cm"/>
    </style:style>
    <style:style style:name="co20" style:family="table-column">
      <style:table-column-properties fo:break-before="auto" style:column-width="2.411cm"/>
    </style:style>
    <style:style style:name="co21" style:family="table-column">
      <style:table-column-properties fo:break-before="auto" style:column-width="2.094cm"/>
    </style:style>
    <style:style style:name="co22" style:family="table-column">
      <style:table-column-properties fo:break-before="auto" style:column-width="1.956cm"/>
    </style:style>
    <style:style style:name="co23" style:family="table-column">
      <style:table-column-properties fo:break-before="auto" style:column-width="1.997cm"/>
    </style:style>
    <style:style style:name="ro1" style:family="table-row">
      <style:table-row-properties style:row-height="1.93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909cm" fo:break-before="auto" style:use-optimal-row-height="false"/>
    </style:style>
    <style:style style:name="ta1" style:family="table" style:master-page-name="PageStyle_5f_Договор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cm"/>
      <style:text-properties style:font-name="Times New Roman"/>
    </style:style>
    <style:style style:name="ce2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style:font-name="Times New Roman" fo:font-weight="normal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6">
      <style:table-cell-properties style:text-align-source="fix" style:repeat-content="false" fo:wrap-option="wrap" style:vertical-align="bottom"/>
      <style:paragraph-properties fo:text-align="center" fo:margin-left="0cm"/>
      <style:text-properties style:font-name="Times New Roman"/>
    </style:style>
    <style:style style:name="ce5" style:family="table-cell" style:parent-style-name="Default" style:data-style-name="N36">
      <style:table-cell-properties fo:background-color="#ffff99" style:text-align-source="fix" style:repeat-content="false"/>
      <style:paragraph-properties fo:text-align="center" fo:margin-left="0cm"/>
      <style:text-properties style:font-name="Times New Roman" fo:font-weight="normal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start" fo:margin-left="0cm"/>
      <style:text-properties style:font-name="Times New Roman" fo:font-weight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Times New Roman" fo:font-weight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ext-properties fo:font-style="italic"/>
    </style:style>
    <style:style style:name="ce11" style:family="table-cell" style:parent-style-name="Default" style:data-style-name="N1">
      <style:table-cell-properties style:text-align-source="fix" style:repeat-content="false" fo:wrap-option="wrap" style:vertical-align="bottom"/>
      <style:paragraph-properties fo:text-align="center" fo:margin-left="0cm"/>
      <style:text-properties style:font-name="Times New Roman"/>
    </style:style>
    <style:style style:name="ce12" style:family="table-cell" style:parent-style-name="Default" style:data-style-name="N1">
      <style:table-cell-properties fo:background-color="#ffff66" style:text-align-source="fix" style:repeat-content="false"/>
      <style:paragraph-properties fo:text-align="center" fo:margin-left="0cm"/>
      <style:text-properties style:font-name="Times New Roman" fo:font-weight="normal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cm"/>
      <style:text-properties style:font-name="Times New Roman" fo:font-weight="normal" style:font-size-asian="6.80000019073486pt" style:language-complex="en" style:country-complex="US"/>
    </style:style>
    <style:style style:name="ce17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style:font-name="Times New Roman" fo:font-weight="normal"/>
    </style:style>
    <style:style style:name="ce18" style:family="table-cell" style:parent-style-name="Default" style:data-style-name="N36">
      <style:table-cell-properties style:text-align-source="fix" style:repeat-content="false" fo:background-color="transparent"/>
      <style:paragraph-properties fo:text-align="center" fo:margin-left="0cm"/>
    </style:style>
    <style:style style:name="ce19" style:family="table-cell" style:parent-style-name="Default" style:data-style-name="N36">
      <style:table-cell-properties fo:background-color="#ccffff" style:text-align-source="fix" style:repeat-content="false"/>
      <style:paragraph-properties fo:text-align="center" fo:margin-left="0cm"/>
      <style:text-properties style:font-name="Times New Roman" fo:font-weight="normal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/>
    </style:style>
    <style:style style:name="P1" style:family="paragraph">
      <style:text-properties style:use-window-font-color="true" style:text-line-through-style="none" style:font-name="Arial Cyr" fo:font-size="10pt" fo:font-style="normal" style:text-underline-style="none" fo:font-weight="normal"/>
    </style:style>
    <style:style style:name="P2" style:family="paragraph">
      <style:paragraph-properties fo:text-align="center"/>
    </style:style>
    <style:style style:name="T1" style:family="text">
      <style:text-properties fo:font-weight="normal"/>
    </style:style>
    <style:style style:name="T2" style:family="text"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font-name-asian="Times New Roman" style:language-asian="en" style:country-asian="US" style:font-name-complex="Times New Roman" style:font-size-complex="10pt" style:text-emphasize="none"/>
    </style:style>
  </office:automatic-styles>
  <office:body>
    <office:spreadsheet>
      <table:calculation-settings table:case-sensitive="false" table:automatic-find-labels="false" table:use-regular-expressions="false"/>
      <table:table table:name="Купля" table:style-name="ta1" table:print="false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CommandButton" form:control-implementation="ooo:com.sun.star.form.component.CommandButton" form:id="control1" form:label="КУПЛЯ" form:printable="fals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odule1.Main?language=Basic&amp;location=document"/>
              </office:event-listeners>
            </form:button>
          </form:form>
        </office:forms>
        <table:shapes>
          <draw:control draw:z-index="0" draw:text-style-name="P1" svg:width="3.163cm" svg:height="0.728cm" svg:x="0.14cm" svg:y="0.215cm" draw:control="control1"/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8" table:default-cell-style-name="ce9"/>
        <table:table-column table:style-name="co9" table:default-cell-style-name="Default"/>
        <table:table-column table:style-name="co10" table:number-columns-repeated="247" table:default-cell-style-name="Default"/>
        <table:table-row table:style-name="ro1">
          <table:table-cell table:style-name="ce1" office:value-type="string">
            <text:p>{№ договора}</text:p>
          </table:table-cell>
          <table:table-cell table:style-name="ce4" office:value-type="string">
            <text:p>{Дата купли}</text:p>
          </table:table-cell>
          <table:table-cell table:style-name="ce1" office:value-type="string">
            <text:p>{ФИО}</text:p>
          </table:table-cell>
          <table:table-cell table:style-name="ce1" office:value-type="string">
            <text:p>{Адрес по прописке}</text:p>
          </table:table-cell>
          <table:table-cell table:style-name="ce1" office:value-type="string">
            <text:p>{Тел № 1}</text:p>
          </table:table-cell>
          <table:table-cell table:style-name="ce1" office:value-type="string">
            <text:p>{Документ}</text:p>
          </table:table-cell>
          <table:table-cell table:style-name="ce1" office:value-type="string">
            <text:p>{Предмет купли}</text:p>
          </table:table-cell>
          <table:table-cell table:style-name="ce1" office:value-type="string">
            <text:p>{Сумма}</text:p>
          </table:table-cell>
          <table:table-cell table:style-name="ce1" office:value-type="string">
            <text:p>{Сумма прописью}</text:p>
          </table:table-cell>
          <table:table-cell table:style-name="ce10" table:number-columns-repeated="238"/>
          <table:table-cell table:number-columns-repeated="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date" office:date-value="2017-04-06">
            <text:p>06.04.2017</text:p>
          </table:table-cell>
          <table:table-cell table:style-name="ce6" office:value-type="string">
            <text:p>Копейкин Эдуард Васильевич</text:p>
          </table:table-cell>
          <table:table-cell table:style-name="ce6" office:value-type="string">
            <text:p>Г Ставрополь Ул Ленина Д. 45 кв 5</text:p>
          </table:table-cell>
          <table:table-cell table:style-name="ce8" office:value-type="float" office:value="89197335446">
            <text:p>89197335446</text:p>
          </table:table-cell>
          <table:table-cell table:style-name="ce6" office:value-type="string">
            <text:p>Паспорт серия 0704 732 570</text:p>
          </table:table-cell>
          <table:table-cell table:style-name="ce6" office:value-type="string">
            <text:p>Cannon 450 D fn 11199 s/n 0430155410</text:p>
          </table:table-cell>
          <table:table-cell table:style-name="ce8" office:value-type="float" office:value="1000">
            <text:p>1000</text:p>
          </table:table-cell>
          <table:table-cell table:style-name="ce6" office:value-type="string">
            <text:p>одна тысяча рублей</text:p>
          </table:table-cell>
          <table:table-cell table:number-columns-repeated="247"/>
        </table:table-row>
        <table:table-row table:style-name="ro2" table:number-rows-repeated="6553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Продажа" table:style-name="ta2" table:print="false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ПРОДАЖА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odule1.Macro1?language=Basic&amp;location=document"/>
              </office:event-listeners>
            </form:button>
          </form:form>
        </office:forms>
        <table:table-column table:style-name="co1" table:default-cell-style-name="ce13"/>
        <table:table-column table:style-name="co2" table:default-cell-style-name="ce3"/>
        <table:table-column table:style-name="co3" table:default-cell-style-name="ce7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8" table:default-cell-style-name="ce9"/>
        <table:table-column table:style-name="co9" table:default-cell-style-name="Default"/>
        <table:table-column table:style-name="co10" table:number-columns-repeated="247" table:default-cell-style-name="Default"/>
        <table:table-row table:style-name="ro1">
          <table:table-cell table:style-name="ce11" office:value-type="string">
            <text:p>{№ договора}</text:p>
            <draw:control table:end-cell-address="Продажа.B1" table:end-x="1.965cm" table:end-y="0.97cm" draw:z-index="0" draw:text-style-name="P2" svg:width="3.219cm" svg:height="0.743cm" svg:x="0.43cm" svg:y="0.226cm" draw:control="control1"/>
          </table:table-cell>
          <table:table-cell table:style-name="ce4" office:value-type="string">
            <text:p>{Дата продажи}</text:p>
          </table:table-cell>
          <table:table-cell table:style-name="ce1" office:value-type="string">
            <text:p>{ФИО}</text:p>
          </table:table-cell>
          <table:table-cell table:style-name="ce1" office:value-type="string">
            <text:p>{Адрес по прописке}</text:p>
          </table:table-cell>
          <table:table-cell table:style-name="ce1" office:value-type="string">
            <text:p>{Тел № 1}</text:p>
          </table:table-cell>
          <table:table-cell table:style-name="ce1" office:value-type="string">
            <text:p>{Документ}</text:p>
          </table:table-cell>
          <table:table-cell table:style-name="ce1" office:value-type="string">
            <text:p>{Предмет купли}</text:p>
          </table:table-cell>
          <table:table-cell table:style-name="ce1" office:value-type="string">
            <text:p>{Сумма}</text:p>
          </table:table-cell>
          <table:table-cell table:style-name="ce1" office:value-type="string">
            <text:p>{Сумма прописью}</text:p>
          </table:table-cell>
          <table:table-cell table:style-name="ce10" table:number-columns-repeated="238"/>
          <table:table-cell table:number-columns-repeated="9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5" office:value-type="date" office:date-value="2017-04-06">
            <text:p>06.04.2017</text:p>
          </table:table-cell>
          <table:table-cell table:style-name="ce6" office:value-type="string">
            <text:p>Копейкин Эдуард Васильевич</text:p>
          </table:table-cell>
          <table:table-cell table:style-name="ce6" office:value-type="string">
            <text:p>Г Ставрополь Ул Ленина Д. 45 кв 5</text:p>
          </table:table-cell>
          <table:table-cell table:style-name="ce8" office:value-type="float" office:value="89197335446">
            <text:p>89197335446</text:p>
          </table:table-cell>
          <table:table-cell table:style-name="ce6" office:value-type="string">
            <text:p>Паспорт серия 0704 732 570</text:p>
          </table:table-cell>
          <table:table-cell table:style-name="ce6" office:value-type="string">
            <text:p>Cannon 450 D fn 11199 s/n 0430155410</text:p>
          </table:table-cell>
          <table:table-cell table:style-name="ce8" office:value-type="float" office:value="3000">
            <text:p>3000</text:p>
          </table:table-cell>
          <table:table-cell table:style-name="ce6" office:value-type="string">
            <text:p>три тысячи рублей</text:p>
          </table:table-cell>
          <table:table-cell table:number-columns-repeated="247"/>
        </table:table-row>
        <table:table-row table:style-name="ro2" table:number-rows-repeated="6553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Комиссия" table:style-name="ta2" table:print="false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КОМИССИЯ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odule1.Macro2?language=Basic&amp;location=document"/>
              </office:event-listeners>
            </form:button>
          </form:form>
        </office:forms>
        <table:table-column table:style-name="co11" table:default-cell-style-name="ce3"/>
        <table:table-column table:style-name="co12" table:default-cell-style-name="ce9"/>
        <table:table-column table:style-name="co13" table:default-cell-style-name="Default"/>
        <table:table-column table:style-name="co14" table:default-cell-style-name="ce9"/>
        <table:table-column table:style-name="co15" table:default-cell-style-name="ce9"/>
        <table:table-column table:style-name="co16" table:default-cell-style-name="Default"/>
        <table:table-column table:style-name="co17" table:default-cell-style-name="Default"/>
        <table:table-column table:style-name="co8" table:default-cell-style-name="ce9"/>
        <table:table-column table:style-name="co18" table:default-cell-style-name="Default"/>
        <table:table-column table:style-name="co19" table:default-cell-style-name="ce9"/>
        <table:table-column table:style-name="co20" table:default-cell-style-name="ce9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10" table:number-columns-repeated="242" table:default-cell-style-name="Default"/>
        <table:table-row table:style-name="ro3">
          <table:table-cell table:style-name="ce1" office:value-type="string">
            <text:p>{№ договора}</text:p>
            <draw:control table:end-cell-address="Комиссия.B1" table:end-x="1.581cm" table:end-y="1.023cm" draw:z-index="0" draw:text-style-name="P2" svg:width="2.89cm" svg:height="0.77cm" svg:x="0.417cm" svg:y="0.252cm" draw:control="control1"/>
          </table:table-cell>
          <table:table-cell table:style-name="ce1" office:value-type="string">
            <text:p>{ФИО}</text:p>
          </table:table-cell>
          <table:table-cell table:style-name="ce1" office:value-type="string">
            <text:p>{Адрес по прописке}</text:p>
          </table:table-cell>
          <table:table-cell table:style-name="ce1" office:value-type="string">
            <text:p>{Тел № 1}</text:p>
          </table:table-cell>
          <table:table-cell table:style-name="ce1" office:value-type="string">
            <text:p>{Тел № 2}</text:p>
          </table:table-cell>
          <table:table-cell table:style-name="ce1" office:value-type="string">
            <text:p>{Документ}</text:p>
          </table:table-cell>
          <table:table-cell table:style-name="ce16" office:value-type="string">
            <text:p><text:span text:style-name="T1">{</text:span><text:span text:style-name="T2">Предмет комиссии</text:span>}</text:p>
          </table:table-cell>
          <table:table-cell table:style-name="ce1" office:value-type="string">
            <text:p>{Сумма}</text:p>
          </table:table-cell>
          <table:table-cell table:style-name="ce1" office:value-type="string">
            <text:p>{Сумма прописью}</text:p>
          </table:table-cell>
          <table:table-cell table:style-name="ce1" office:value-type="string">
            <text:p>{Вознаграждение}</text:p>
          </table:table-cell>
          <table:table-cell table:style-name="ce1" office:value-type="string">
            <text:p>{Итого к оплате ч/з 15 дней}</text:p>
          </table:table-cell>
          <table:table-cell table:style-name="ce4" office:value-type="string">
            <text:p>{Дата принятия}</text:p>
          </table:table-cell>
          <table:table-cell table:style-name="ce4" office:value-type="string">
            <text:p>{Дата окончания}</text:p>
          </table:table-cell>
          <table:table-cell table:style-name="ce4" office:value-type="string">
            <text:p>{Дата штрафа}</text:p>
          </table:table-cell>
          <table:table-cell table:style-name="ce10" table:number-columns-repeated="238"/>
          <table:table-cell table:number-columns-repeated="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Копейкин Эдуард Васильевич</text:p>
          </table:table-cell>
          <table:table-cell table:style-name="ce6" office:value-type="string">
            <text:p>Г Ставрополь Ул Ленина Д. 45 кв 5</text:p>
          </table:table-cell>
          <table:table-cell table:style-name="ce8" office:value-type="float" office:value="89197335446">
            <text:p>89197335446</text:p>
          </table:table-cell>
          <table:table-cell table:style-name="ce8" office:value-type="float" office:value="89624513045">
            <text:p>89624513045</text:p>
          </table:table-cell>
          <table:table-cell table:style-name="ce6" office:value-type="string">
            <text:p>Паспорт серия 0704 732 570</text:p>
          </table:table-cell>
          <table:table-cell table:style-name="ce6" office:value-type="string">
            <text:p>Cannon 450 D fn 11199 s/n 0430155410</text:p>
          </table:table-cell>
          <table:table-cell table:style-name="ce8" office:value-type="float" office:value="5000">
            <text:p>5000</text:p>
          </table:table-cell>
          <table:table-cell table:style-name="ce6" office:value-type="string">
            <text:p>пять тысяч рублей</text:p>
          </table:table-cell>
          <table:table-cell table:style-name="ce8" office:value-type="float" office:value="900">
            <text:p>900</text:p>
          </table:table-cell>
          <table:table-cell table:style-name="ce17" table:formula="oooc:=[.H2]+[.J2]" office:value-type="float" office:value="5900">
            <text:p>5900</text:p>
          </table:table-cell>
          <table:table-cell table:style-name="ce5" office:value-type="date" office:date-value="2017-04-06">
            <text:p>06.04.2017</text:p>
          </table:table-cell>
          <table:table-cell table:style-name="ce19" table:formula="oooc:=[.L2]+15" office:value-type="date" office:date-value="2017-04-21">
            <text:p>21.04.2017</text:p>
          </table:table-cell>
          <table:table-cell table:style-name="ce19" table:formula="oooc:=[.L2]+30" office:value-type="date" office:date-value="2017-05-06">
            <text:p>06.05.2017</text:p>
          </table:table-cell>
          <table:table-cell table:style-name="ce20" table:number-columns-repeated="223"/>
          <table:table-cell table:style-name="ce21" table:number-columns-repeated="14"/>
          <table:table-cell table:number-columns-repeated="5"/>
        </table:table-row>
        <table:table-row table:style-name="ro2">
          <table:table-cell table:style-name="Default" table:number-columns-repeated="2"/>
          <table:table-cell table:style-name="ce14"/>
          <table:table-cell table:style-name="ce15" table:number-columns-repeated="2"/>
          <table:table-cell table:style-name="ce14" table:number-columns-repeated="2"/>
          <table:table-cell table:style-name="ce15"/>
          <table:table-cell table:style-name="ce14"/>
          <table:table-cell table:style-name="ce15"/>
          <table:table-cell table:style-name="ce17" table:formula="oooc:=[.H3]+[.J3]" office:value-type="float" office:value="0">
            <text:p>0</text:p>
          </table:table-cell>
          <table:table-cell table:style-name="ce18"/>
          <table:table-cell table:style-name="ce19" table:formula="oooc:=[.L3]+15" office:value-type="date" office:date-value="1900-01-14">
            <text:p>14.01.1900</text:p>
          </table:table-cell>
          <table:table-cell table:style-name="ce19" table:formula="oooc:=[.L3]+30" office:value-type="date" office:date-value="1900-01-29">
            <text:p>29.01.1900</text:p>
          </table:table-cell>
          <table:table-cell table:style-name="ce14" table:number-columns-repeated="223"/>
          <table:table-cell table:number-columns-repeated="19"/>
        </table:table-row>
        <table:table-row table:style-name="ro2">
          <table:table-cell table:style-name="Default" table:number-columns-repeated="2"/>
          <table:table-cell table:style-name="ce14"/>
          <table:table-cell table:style-name="ce15" table:number-columns-repeated="2"/>
          <table:table-cell table:style-name="ce14" table:number-columns-repeated="2"/>
          <table:table-cell table:style-name="ce15"/>
          <table:table-cell table:style-name="ce14"/>
          <table:table-cell table:style-name="ce15"/>
          <table:table-cell table:style-name="ce17" table:formula="oooc:=[.H4]+[.J4]" office:value-type="float" office:value="0">
            <text:p>0</text:p>
          </table:table-cell>
          <table:table-cell table:style-name="ce18"/>
          <table:table-cell table:style-name="ce19" table:formula="oooc:=[.L4]+15" office:value-type="date" office:date-value="1900-01-14">
            <text:p>14.01.1900</text:p>
          </table:table-cell>
          <table:table-cell table:style-name="ce19" table:formula="oooc:=[.L4]+30" office:value-type="date" office:date-value="1900-01-29">
            <text:p>29.01.1900</text:p>
          </table:table-cell>
          <table:table-cell table:style-name="ce14" table:number-columns-repeated="223"/>
          <table:table-cell table:number-columns-repeated="19"/>
        </table:table-row>
        <table:table-row table:style-name="ro2">
          <table:table-cell table:style-name="Default" table:number-columns-repeated="2"/>
          <table:table-cell table:style-name="ce14"/>
          <table:table-cell table:style-name="ce15" table:number-columns-repeated="2"/>
          <table:table-cell table:style-name="ce14" table:number-columns-repeated="2"/>
          <table:table-cell table:style-name="ce15"/>
          <table:table-cell table:style-name="ce14"/>
          <table:table-cell table:style-name="ce15"/>
          <table:table-cell table:style-name="ce17" table:formula="oooc:=[.H5]+[.J5]" office:value-type="float" office:value="0">
            <text:p>0</text:p>
          </table:table-cell>
          <table:table-cell table:style-name="ce18"/>
          <table:table-cell table:style-name="ce19" table:formula="oooc:=[.L5]+15" office:value-type="date" office:date-value="1900-01-14">
            <text:p>14.01.1900</text:p>
          </table:table-cell>
          <table:table-cell table:style-name="ce19" table:formula="oooc:=[.L5]+30" office:value-type="date" office:date-value="1900-01-29">
            <text:p>29.01.1900</text:p>
          </table:table-cell>
          <table:table-cell table:style-name="ce14" table:number-columns-repeated="223"/>
          <table:table-cell table:number-columns-repeated="19"/>
        </table:table-row>
        <table:table-row table:style-name="ro2">
          <table:table-cell table:style-name="Default" table:number-columns-repeated="2"/>
          <table:table-cell table:style-name="ce14"/>
          <table:table-cell table:style-name="ce15" table:number-columns-repeated="2"/>
          <table:table-cell table:style-name="ce14" table:number-columns-repeated="2"/>
          <table:table-cell table:style-name="ce15"/>
          <table:table-cell table:style-name="ce14"/>
          <table:table-cell table:style-name="ce15"/>
          <table:table-cell table:style-name="ce17" table:formula="oooc:=[.H6]+[.J6]" office:value-type="float" office:value="0">
            <text:p>0</text:p>
          </table:table-cell>
          <table:table-cell table:style-name="ce18"/>
          <table:table-cell table:style-name="ce19" table:formula="oooc:=[.L6]+15" office:value-type="date" office:date-value="1900-01-14">
            <text:p>14.01.1900</text:p>
          </table:table-cell>
          <table:table-cell table:style-name="ce19" table:formula="oooc:=[.L6]+30" office:value-type="date" office:date-value="1900-01-29">
            <text:p>29.01.1900</text:p>
          </table:table-cell>
          <table:table-cell table:style-name="ce14" table:number-columns-repeated="223"/>
          <table:table-cell table:number-columns-repeated="19"/>
        </table:table-row>
        <table:table-row table:style-name="ro2">
          <table:table-cell table:style-name="Default" table:number-columns-repeated="2"/>
          <table:table-cell table:style-name="ce14"/>
          <table:table-cell table:style-name="ce15" table:number-columns-repeated="2"/>
          <table:table-cell table:style-name="ce14" table:number-columns-repeated="2"/>
          <table:table-cell table:style-name="ce15"/>
          <table:table-cell table:style-name="ce14"/>
          <table:table-cell table:style-name="ce15"/>
          <table:table-cell table:style-name="ce17" table:formula="oooc:=[.H7]+[.J7]" office:value-type="float" office:value="0">
            <text:p>0</text:p>
          </table:table-cell>
          <table:table-cell table:style-name="ce18"/>
          <table:table-cell table:style-name="ce19" table:formula="oooc:=[.L7]+15" office:value-type="date" office:date-value="1900-01-14">
            <text:p>14.01.1900</text:p>
          </table:table-cell>
          <table:table-cell table:style-name="ce19" table:formula="oooc:=[.L7]+30" office:value-type="date" office:date-value="1900-01-29">
            <text:p>29.01.1900</text:p>
          </table:table-cell>
          <table:table-cell table:style-name="ce14" table:number-columns-repeated="223"/>
          <table:table-cell table:number-columns-repeated="19"/>
        </table:table-row>
        <table:table-row table:style-name="ro2">
          <table:table-cell table:style-name="Default" table:number-columns-repeated="2"/>
          <table:table-cell table:style-name="ce14"/>
          <table:table-cell table:style-name="ce15" table:number-columns-repeated="2"/>
          <table:table-cell table:style-name="ce14" table:number-columns-repeated="2"/>
          <table:table-cell table:style-name="ce15"/>
          <table:table-cell table:style-name="ce14"/>
          <table:table-cell table:style-name="ce15"/>
          <table:table-cell table:style-name="ce17" table:formula="oooc:=[.H8]+[.J8]" office:value-type="float" office:value="0">
            <text:p>0</text:p>
          </table:table-cell>
          <table:table-cell table:style-name="ce18"/>
          <table:table-cell table:style-name="ce19" table:formula="oooc:=[.L8]+15" office:value-type="date" office:date-value="1900-01-14">
            <text:p>14.01.1900</text:p>
          </table:table-cell>
          <table:table-cell table:style-name="ce19" table:formula="oooc:=[.L8]+30" office:value-type="date" office:date-value="1900-01-29">
            <text:p>29.01.1900</text:p>
          </table:table-cell>
          <table:table-cell table:style-name="ce14" table:number-columns-repeated="223"/>
          <table:table-cell table:number-columns-repeated="19"/>
        </table:table-row>
        <table:table-row table:style-name="ro2">
          <table:table-cell table:style-name="Default" table:number-columns-repeated="2"/>
          <table:table-cell table:style-name="ce14"/>
          <table:table-cell table:style-name="ce15" table:number-columns-repeated="2"/>
          <table:table-cell table:style-name="ce14" table:number-columns-repeated="2"/>
          <table:table-cell table:style-name="ce15"/>
          <table:table-cell table:style-name="ce14"/>
          <table:table-cell table:style-name="ce15"/>
          <table:table-cell table:style-name="ce17" table:formula="oooc:=[.H9]+[.J9]" office:value-type="float" office:value="0">
            <text:p>0</text:p>
          </table:table-cell>
          <table:table-cell table:style-name="ce18"/>
          <table:table-cell table:style-name="ce19" table:formula="oooc:=[.L9]+15" office:value-type="date" office:date-value="1900-01-14">
            <text:p>14.01.1900</text:p>
          </table:table-cell>
          <table:table-cell table:style-name="ce19" table:formula="oooc:=[.L9]+30" office:value-type="date" office:date-value="1900-01-29">
            <text:p>29.01.1900</text:p>
          </table:table-cell>
          <table:table-cell table:style-name="ce14" table:number-columns-repeated="223"/>
          <table:table-cell table:number-columns-repeated="19"/>
        </table:table-row>
        <table:table-row table:style-name="ro2">
          <table:table-cell table:style-name="Default" table:number-columns-repeated="2"/>
          <table:table-cell table:style-name="ce14"/>
          <table:table-cell table:style-name="ce15" table:number-columns-repeated="2"/>
          <table:table-cell table:style-name="ce14" table:number-columns-repeated="2"/>
          <table:table-cell table:style-name="ce15"/>
          <table:table-cell table:style-name="ce14"/>
          <table:table-cell table:style-name="ce15"/>
          <table:table-cell table:style-name="ce17" table:formula="oooc:=[.H10]+[.J10]" office:value-type="float" office:value="0">
            <text:p>0</text:p>
          </table:table-cell>
          <table:table-cell table:style-name="ce18"/>
          <table:table-cell table:style-name="ce19" table:formula="oooc:=[.L10]+15" office:value-type="date" office:date-value="1900-01-14">
            <text:p>14.01.1900</text:p>
          </table:table-cell>
          <table:table-cell table:style-name="ce19" table:formula="oooc:=[.L10]+30" office:value-type="date" office:date-value="1900-01-29">
            <text:p>29.01.1900</text:p>
          </table:table-cell>
          <table:table-cell table:style-name="ce14" table:number-columns-repeated="223"/>
          <table:table-cell table:number-columns-repeated="19"/>
        </table:table-row>
        <table:table-row table:style-name="ro2">
          <table:table-cell table:style-name="Default" table:number-columns-repeated="2"/>
          <table:table-cell table:style-name="ce14"/>
          <table:table-cell table:style-name="ce15" table:number-columns-repeated="2"/>
          <table:table-cell table:style-name="ce14" table:number-columns-repeated="2"/>
          <table:table-cell table:style-name="ce15"/>
          <table:table-cell table:style-name="ce14"/>
          <table:table-cell table:style-name="ce15"/>
          <table:table-cell table:style-name="ce17" table:formula="oooc:=[.H11]+[.J11]" office:value-type="float" office:value="0">
            <text:p>0</text:p>
          </table:table-cell>
          <table:table-cell table:style-name="ce18"/>
          <table:table-cell table:style-name="ce19" table:formula="oooc:=[.L11]+15" office:value-type="date" office:date-value="1900-01-14">
            <text:p>14.01.1900</text:p>
          </table:table-cell>
          <table:table-cell table:style-name="ce19" table:formula="oooc:=[.L11]+30" office:value-type="date" office:date-value="1900-01-29">
            <text:p>29.01.1900</text:p>
          </table:table-cell>
          <table:table-cell table:style-name="ce14" table:number-columns-repeated="223"/>
          <table:table-cell table:number-columns-repeated="19"/>
        </table:table-row>
        <table:table-row table:style-name="ro2">
          <table:table-cell table:style-name="Default" table:number-columns-repeated="2"/>
          <table:table-cell table:style-name="ce14"/>
          <table:table-cell table:style-name="ce15" table:number-columns-repeated="2"/>
          <table:table-cell table:style-name="ce14" table:number-columns-repeated="2"/>
          <table:table-cell table:style-name="ce15"/>
          <table:table-cell table:style-name="ce14"/>
          <table:table-cell table:style-name="ce15"/>
          <table:table-cell table:style-name="ce17" table:formula="oooc:=[.H12]+[.J12]" office:value-type="float" office:value="0">
            <text:p>0</text:p>
          </table:table-cell>
          <table:table-cell table:style-name="ce18"/>
          <table:table-cell table:style-name="ce19" table:formula="oooc:=[.L12]+15" office:value-type="date" office:date-value="1900-01-14">
            <text:p>14.01.1900</text:p>
          </table:table-cell>
          <table:table-cell table:style-name="ce19" table:formula="oooc:=[.L12]+30" office:value-type="date" office:date-value="1900-01-29">
            <text:p>29.01.1900</text:p>
          </table:table-cell>
          <table:table-cell table:style-name="ce14" table:number-columns-repeated="223"/>
          <table:table-cell table:number-columns-repeated="19"/>
        </table:table-row>
        <table:table-row table:style-name="ro2">
          <table:table-cell table:style-name="Default" table:number-columns-repeated="2"/>
          <table:table-cell table:style-name="ce14"/>
          <table:table-cell table:style-name="ce15" table:number-columns-repeated="2"/>
          <table:table-cell table:style-name="ce14" table:number-columns-repeated="2"/>
          <table:table-cell table:style-name="ce15"/>
          <table:table-cell table:style-name="ce14"/>
          <table:table-cell table:style-name="ce15"/>
          <table:table-cell table:style-name="ce17" table:formula="oooc:=[.H13]+[.J13]" office:value-type="float" office:value="0">
            <text:p>0</text:p>
          </table:table-cell>
          <table:table-cell table:style-name="ce18"/>
          <table:table-cell table:style-name="ce19" table:formula="oooc:=[.L13]+15" office:value-type="date" office:date-value="1900-01-14">
            <text:p>14.01.1900</text:p>
          </table:table-cell>
          <table:table-cell table:style-name="ce19" table:formula="oooc:=[.L13]+30" office:value-type="date" office:date-value="1900-01-29">
            <text:p>29.01.1900</text:p>
          </table:table-cell>
          <table:table-cell table:style-name="ce14" table:number-columns-repeated="223"/>
          <table:table-cell table:number-columns-repeated="19"/>
        </table:table-row>
        <table:table-row table:style-name="ro2">
          <table:table-cell table:style-name="Default" table:number-columns-repeated="2"/>
          <table:table-cell table:style-name="ce14"/>
          <table:table-cell table:style-name="ce15" table:number-columns-repeated="2"/>
          <table:table-cell table:style-name="ce14" table:number-columns-repeated="2"/>
          <table:table-cell table:style-name="ce15"/>
          <table:table-cell table:style-name="ce14"/>
          <table:table-cell table:style-name="ce15"/>
          <table:table-cell table:style-name="ce17" table:formula="oooc:=[.H14]+[.J14]" office:value-type="float" office:value="0">
            <text:p>0</text:p>
          </table:table-cell>
          <table:table-cell table:style-name="ce18"/>
          <table:table-cell table:style-name="ce19" table:formula="oooc:=[.L14]+15" office:value-type="date" office:date-value="1900-01-14">
            <text:p>14.01.1900</text:p>
          </table:table-cell>
          <table:table-cell table:style-name="ce19" table:formula="oooc:=[.L14]+30" office:value-type="date" office:date-value="1900-01-29">
            <text:p>29.01.1900</text:p>
          </table:table-cell>
          <table:table-cell table:style-name="ce14" table:number-columns-repeated="223"/>
          <table:table-cell table:number-columns-repeated="19"/>
        </table:table-row>
        <table:table-row table:style-name="ro2">
          <table:table-cell table:style-name="Default" table:number-columns-repeated="2"/>
          <table:table-cell table:style-name="ce14"/>
          <table:table-cell table:style-name="ce15" table:number-columns-repeated="2"/>
          <table:table-cell table:style-name="ce14" table:number-columns-repeated="2"/>
          <table:table-cell table:style-name="ce15"/>
          <table:table-cell table:style-name="ce14"/>
          <table:table-cell table:style-name="ce15"/>
          <table:table-cell table:style-name="ce17" table:formula="oooc:=[.H15]+[.J15]" office:value-type="float" office:value="0">
            <text:p>0</text:p>
          </table:table-cell>
          <table:table-cell table:style-name="ce18"/>
          <table:table-cell table:style-name="ce19" table:formula="oooc:=[.L15]+15" office:value-type="date" office:date-value="1900-01-14">
            <text:p>14.01.1900</text:p>
          </table:table-cell>
          <table:table-cell table:style-name="ce19" table:formula="oooc:=[.L15]+30" office:value-type="date" office:date-value="1900-01-29">
            <text:p>29.01.1900</text:p>
          </table:table-cell>
          <table:table-cell table:style-name="ce14" table:number-columns-repeated="223"/>
          <table:table-cell table:number-columns-repeated="19"/>
        </table:table-row>
        <table:table-row table:style-name="ro2">
          <table:table-cell table:style-name="Default" table:number-columns-repeated="2"/>
          <table:table-cell table:style-name="ce14"/>
          <table:table-cell table:style-name="ce15" table:number-columns-repeated="2"/>
          <table:table-cell table:style-name="ce14" table:number-columns-repeated="2"/>
          <table:table-cell table:style-name="ce15"/>
          <table:table-cell table:style-name="ce14"/>
          <table:table-cell table:style-name="ce15"/>
          <table:table-cell table:style-name="ce17" table:formula="oooc:=[.H16]+[.J16]" office:value-type="float" office:value="0">
            <text:p>0</text:p>
          </table:table-cell>
          <table:table-cell table:style-name="ce18"/>
          <table:table-cell table:style-name="ce19" table:formula="oooc:=[.L16]+15" office:value-type="date" office:date-value="1900-01-14">
            <text:p>14.01.1900</text:p>
          </table:table-cell>
          <table:table-cell table:style-name="ce19" table:formula="oooc:=[.L16]+30" office:value-type="date" office:date-value="1900-01-29">
            <text:p>29.01.1900</text:p>
          </table:table-cell>
          <table:table-cell table:style-name="ce14" table:number-columns-repeated="223"/>
          <table:table-cell table:number-columns-repeated="19"/>
        </table:table-row>
        <table:table-row table:style-name="ro2">
          <table:table-cell table:style-name="Default" table:number-columns-repeated="2"/>
          <table:table-cell table:style-name="ce14"/>
          <table:table-cell table:style-name="ce15" table:number-columns-repeated="2"/>
          <table:table-cell table:style-name="ce14" table:number-columns-repeated="2"/>
          <table:table-cell table:style-name="ce15"/>
          <table:table-cell table:style-name="ce14"/>
          <table:table-cell table:style-name="ce15"/>
          <table:table-cell table:style-name="ce17" table:formula="oooc:=[.H17]+[.J17]" office:value-type="float" office:value="0">
            <text:p>0</text:p>
          </table:table-cell>
          <table:table-cell table:style-name="ce18"/>
          <table:table-cell table:style-name="ce19" table:formula="oooc:=[.L17]+15" office:value-type="date" office:date-value="1900-01-14">
            <text:p>14.01.1900</text:p>
          </table:table-cell>
          <table:table-cell table:style-name="ce19" table:formula="oooc:=[.L17]+30" office:value-type="date" office:date-value="1900-01-29">
            <text:p>29.01.1900</text:p>
          </table:table-cell>
          <table:table-cell table:style-name="ce14" table:number-columns-repeated="223"/>
          <table:table-cell table:number-columns-repeated="19"/>
        </table:table-row>
        <table:table-row table:style-name="ro2">
          <table:table-cell table:style-name="Default" table:number-columns-repeated="2"/>
          <table:table-cell table:style-name="ce14"/>
          <table:table-cell table:style-name="ce15" table:number-columns-repeated="2"/>
          <table:table-cell table:style-name="ce14" table:number-columns-repeated="2"/>
          <table:table-cell table:style-name="ce15"/>
          <table:table-cell table:style-name="ce14"/>
          <table:table-cell table:style-name="ce15"/>
          <table:table-cell table:style-name="ce17" table:formula="oooc:=[.H18]+[.J18]" office:value-type="float" office:value="0">
            <text:p>0</text:p>
          </table:table-cell>
          <table:table-cell table:style-name="ce18"/>
          <table:table-cell table:style-name="ce19" table:formula="oooc:=[.L18]+15" office:value-type="date" office:date-value="1900-01-14">
            <text:p>14.01.1900</text:p>
          </table:table-cell>
          <table:table-cell table:style-name="ce19" table:formula="oooc:=[.L18]+30" office:value-type="date" office:date-value="1900-01-29">
            <text:p>29.01.1900</text:p>
          </table:table-cell>
          <table:table-cell table:style-name="ce14" table:number-columns-repeated="223"/>
          <table:table-cell table:number-columns-repeated="19"/>
        </table:table-row>
        <table:table-row table:style-name="ro2">
          <table:table-cell table:style-name="Default" table:number-columns-repeated="2"/>
          <table:table-cell table:style-name="ce14"/>
          <table:table-cell table:style-name="ce15" table:number-columns-repeated="2"/>
          <table:table-cell table:style-name="ce14" table:number-columns-repeated="2"/>
          <table:table-cell table:style-name="ce15"/>
          <table:table-cell table:style-name="ce14"/>
          <table:table-cell table:style-name="ce15"/>
          <table:table-cell table:style-name="ce17" table:formula="oooc:=[.H19]+[.J19]" office:value-type="float" office:value="0">
            <text:p>0</text:p>
          </table:table-cell>
          <table:table-cell table:style-name="ce18"/>
          <table:table-cell table:style-name="ce19" table:formula="oooc:=[.L19]+15" office:value-type="date" office:date-value="1900-01-14">
            <text:p>14.01.1900</text:p>
          </table:table-cell>
          <table:table-cell table:style-name="ce19" table:formula="oooc:=[.L19]+30" office:value-type="date" office:date-value="1900-01-29">
            <text:p>29.01.1900</text:p>
          </table:table-cell>
          <table:table-cell table:style-name="ce14" table:number-columns-repeated="223"/>
          <table:table-cell table:number-columns-repeated="19"/>
        </table:table-row>
        <table:table-row table:style-name="ro2">
          <table:table-cell table:style-name="Default" table:number-columns-repeated="2"/>
          <table:table-cell table:style-name="ce14"/>
          <table:table-cell table:style-name="ce15" table:number-columns-repeated="2"/>
          <table:table-cell table:style-name="ce14" table:number-columns-repeated="2"/>
          <table:table-cell table:style-name="ce15"/>
          <table:table-cell table:style-name="ce14"/>
          <table:table-cell table:style-name="ce15"/>
          <table:table-cell table:style-name="ce17" table:formula="oooc:=[.H20]+[.J20]" office:value-type="float" office:value="0">
            <text:p>0</text:p>
          </table:table-cell>
          <table:table-cell table:style-name="ce18"/>
          <table:table-cell table:style-name="ce19" table:formula="oooc:=[.L20]+15" office:value-type="date" office:date-value="1900-01-14">
            <text:p>14.01.1900</text:p>
          </table:table-cell>
          <table:table-cell table:style-name="ce19" table:formula="oooc:=[.L20]+30" office:value-type="date" office:date-value="1900-01-29">
            <text:p>29.01.1900</text:p>
          </table:table-cell>
          <table:table-cell table:style-name="ce14" table:number-columns-repeated="223"/>
          <table:table-cell table:number-columns-repeated="19"/>
        </table:table-row>
        <table:table-row table:style-name="ro2">
          <table:table-cell table:style-name="Default" table:number-columns-repeated="2"/>
          <table:table-cell table:style-name="ce14"/>
          <table:table-cell table:style-name="ce15" table:number-columns-repeated="2"/>
          <table:table-cell table:style-name="ce14" table:number-columns-repeated="2"/>
          <table:table-cell table:style-name="ce15"/>
          <table:table-cell table:style-name="ce14"/>
          <table:table-cell table:style-name="ce15"/>
          <table:table-cell table:style-name="ce17" table:formula="oooc:=[.H21]+[.J21]" office:value-type="float" office:value="0">
            <text:p>0</text:p>
          </table:table-cell>
          <table:table-cell table:style-name="ce18"/>
          <table:table-cell table:style-name="ce19" table:formula="oooc:=[.L21]+15" office:value-type="date" office:date-value="1900-01-14">
            <text:p>14.01.1900</text:p>
          </table:table-cell>
          <table:table-cell table:style-name="ce19" table:formula="oooc:=[.L21]+30" office:value-type="date" office:date-value="1900-01-29">
            <text:p>29.01.1900</text:p>
          </table:table-cell>
          <table:table-cell table:style-name="ce14" table:number-columns-repeated="223"/>
          <table:table-cell table:number-columns-repeated="19"/>
        </table:table-row>
        <table:table-row table:style-name="ro2">
          <table:table-cell table:style-name="Default" table:number-columns-repeated="2"/>
          <table:table-cell table:style-name="ce14"/>
          <table:table-cell table:style-name="ce15" table:number-columns-repeated="2"/>
          <table:table-cell table:style-name="ce14" table:number-columns-repeated="2"/>
          <table:table-cell table:style-name="ce15"/>
          <table:table-cell table:style-name="ce14"/>
          <table:table-cell table:style-name="ce15"/>
          <table:table-cell table:style-name="ce17" table:formula="oooc:=[.H22]+[.J22]" office:value-type="float" office:value="0">
            <text:p>0</text:p>
          </table:table-cell>
          <table:table-cell table:style-name="ce18"/>
          <table:table-cell table:style-name="ce19" table:formula="oooc:=[.L22]+15" office:value-type="date" office:date-value="1900-01-14">
            <text:p>14.01.1900</text:p>
          </table:table-cell>
          <table:table-cell table:style-name="ce19" table:formula="oooc:=[.L22]+30" office:value-type="date" office:date-value="1900-01-29">
            <text:p>29.01.1900</text:p>
          </table:table-cell>
          <table:table-cell table:style-name="ce14" table:number-columns-repeated="223"/>
          <table:table-cell table:number-columns-repeated="19"/>
        </table:table-row>
        <table:table-row table:style-name="ro2">
          <table:table-cell table:style-name="Default" table:number-columns-repeated="2"/>
          <table:table-cell table:style-name="ce14"/>
          <table:table-cell table:style-name="ce15" table:number-columns-repeated="2"/>
          <table:table-cell table:style-name="ce14" table:number-columns-repeated="2"/>
          <table:table-cell table:style-name="ce15"/>
          <table:table-cell table:style-name="ce14"/>
          <table:table-cell table:style-name="ce15"/>
          <table:table-cell table:style-name="ce17" table:formula="oooc:=[.H23]+[.J23]" office:value-type="float" office:value="0">
            <text:p>0</text:p>
          </table:table-cell>
          <table:table-cell table:style-name="ce18"/>
          <table:table-cell table:style-name="ce19" table:formula="oooc:=[.L23]+15" office:value-type="date" office:date-value="1900-01-14">
            <text:p>14.01.1900</text:p>
          </table:table-cell>
          <table:table-cell table:style-name="ce19" table:formula="oooc:=[.L23]+30" office:value-type="date" office:date-value="1900-01-29">
            <text:p>29.01.1900</text:p>
          </table:table-cell>
          <table:table-cell table:style-name="ce14" table:number-columns-repeated="223"/>
          <table:table-cell table:number-columns-repeated="19"/>
        </table:table-row>
        <table:table-row table:style-name="ro2">
          <table:table-cell table:style-name="Default" table:number-columns-repeated="2"/>
          <table:table-cell table:style-name="ce14"/>
          <table:table-cell table:style-name="ce15" table:number-columns-repeated="2"/>
          <table:table-cell table:style-name="ce14" table:number-columns-repeated="2"/>
          <table:table-cell table:style-name="ce15"/>
          <table:table-cell table:style-name="ce14"/>
          <table:table-cell table:style-name="ce15"/>
          <table:table-cell table:style-name="ce17" table:formula="oooc:=[.H24]+[.J24]" office:value-type="float" office:value="0">
            <text:p>0</text:p>
          </table:table-cell>
          <table:table-cell table:style-name="ce18"/>
          <table:table-cell table:style-name="ce19" table:formula="oooc:=[.L24]+15" office:value-type="date" office:date-value="1900-01-14">
            <text:p>14.01.1900</text:p>
          </table:table-cell>
          <table:table-cell table:style-name="ce19" table:formula="oooc:=[.L24]+30" office:value-type="date" office:date-value="1900-01-29">
            <text:p>29.01.1900</text:p>
          </table:table-cell>
          <table:table-cell table:style-name="ce14" table:number-columns-repeated="223"/>
          <table:table-cell table:number-columns-repeated="19"/>
        </table:table-row>
        <table:table-row table:style-name="ro2">
          <table:table-cell table:style-name="Default" table:number-columns-repeated="2"/>
          <table:table-cell table:style-name="ce14"/>
          <table:table-cell table:style-name="ce15" table:number-columns-repeated="2"/>
          <table:table-cell table:style-name="ce14" table:number-columns-repeated="2"/>
          <table:table-cell table:style-name="ce15"/>
          <table:table-cell table:style-name="ce14"/>
          <table:table-cell table:style-name="ce15"/>
          <table:table-cell table:style-name="ce17" table:formula="oooc:=[.H25]+[.J25]" office:value-type="float" office:value="0">
            <text:p>0</text:p>
          </table:table-cell>
          <table:table-cell table:style-name="ce18"/>
          <table:table-cell table:style-name="ce19" table:formula="oooc:=[.L25]+15" office:value-type="date" office:date-value="1900-01-14">
            <text:p>14.01.1900</text:p>
          </table:table-cell>
          <table:table-cell table:style-name="ce19" table:formula="oooc:=[.L25]+30" office:value-type="date" office:date-value="1900-01-29">
            <text:p>29.01.1900</text:p>
          </table:table-cell>
          <table:table-cell table:style-name="ce14" table:number-columns-repeated="223"/>
          <table:table-cell table:number-columns-repeated="19"/>
        </table:table-row>
        <table:table-row table:style-name="ro2" table:number-rows-repeated="65510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Cyr" svg:font-family="'Arial Cyr'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ru" style:country-asian="RU" style:font-name-complex="Tahoma" style:language-complex="ru" style:country-complex="RU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ru" fo:country="RU" style:font-size-asian="24pt" style:language-asian="ru" style:country-asian="RU" style:font-size-complex="24pt" style:language-complex="ru" style:country-complex="RU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₽</number:text>
    </number:number-style>
    <number:number-style style:name="N109">
      <number:text>-</number:text>
      <number:number number:decimal-places="0" number:min-integer-digits="1" number:grouping="true"/>
      <number:text> ₽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₽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₽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₽</number:text>
    </number:number-style>
    <number:number-style style:name="N112">
      <number:text>-</number:text>
      <number:number number:decimal-places="2" number:min-integer-digits="1" number:grouping="true"/>
      <number:text> ₽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₽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₽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₽ </number:text>
    </number:number-style>
    <number:number-style style:name="N125P1" style:volatile="true">
      <number:text>-</number:text>
      <number:number number:decimal-places="0" number:min-integer-digits="1" number:grouping="true"/>
      <number:text> ₽ </number:text>
    </number:number-style>
    <number:number-style style:name="N125P2" style:volatile="true">
      <number:text> - ₽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₽ </number:text>
    </number:number-style>
    <number:number-style style:name="N133P1" style:volatile="true">
      <number:text>-</number:text>
      <number:number number:decimal-places="2" number:min-integer-digits="1" number:grouping="true"/>
      <number:text> ₽ </number:text>
    </number:number-style>
    <number:number-style style:name="N133P2" style:volatile="true">
      <number:text> -</number:text>
      <number:number number:decimal-places="0" number:min-integer-digits="0"/>
      <number:text> ₽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р.</number:text>
    </number:number-style>
    <number:number-style style:name="N139">
      <number:text>-</number:text>
      <number:number number:decimal-places="0" number:min-integer-digits="1" number:grouping="true"/>
      <number:text>р.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р.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р.</number:text>
    </number:number-style>
    <number:number-style style:name="N142">
      <number:text>-</number:text>
      <number:number number:decimal-places="2" number:min-integer-digits="1" number:grouping="true"/>
      <number:text>р.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р.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43P0"/>
    </number:number-style>
    <number:number-style style:name="N147P0" style:volatile="true">
      <number:number number:decimal-places="0" number:min-integer-digits="1" number:grouping="true"/>
      <number:text>р. </number:text>
    </number:number-style>
    <number:number-style style:name="N147P1" style:volatile="true">
      <number:text>-</number:text>
      <number:number number:decimal-places="0" number:min-integer-digits="1" number:grouping="true"/>
      <number:text>р. </number:text>
    </number:number-style>
    <number:number-style style:name="N147P2" style:volatile="true">
      <number:text> -р.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2" number:min-integer-digits="1" number:grouping="true"/>
      <number:text>р. </number:text>
    </number:number-style>
    <number:number-style style:name="N151P1" style:volatile="true">
      <number:text>-</number:text>
      <number:number number:decimal-places="2" number:min-integer-digits="1" number:grouping="true"/>
      <number:text>р. </number:text>
    </number:number-style>
    <number:number-style style:name="N151P2" style:volatile="true">
      <number:text> -</number:text>
      <number:number number:decimal-places="0" number:min-integer-digits="0"/>
      <number:text>р.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52">
      <number:day/>
      <number:text> </number:text>
      <number:month number:style="long" number:textual="true"/>
      <number:text> </number:text>
      <number:year number:style="long"/>
      <number:text> г.</number:text>
    </number:date-style>
    <number:date-style style:name="N153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5P0" style:volatile="true">
      <number:text>Да</number:text>
    </number:number-style>
    <number:number-style style:name="N155P1" style:volatile="true">
      <number:text>Да</number:text>
    </number:number-style>
    <number:number-style style:name="N155">
      <number:text>Нет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Истина</number:text>
    </number:number-style>
    <number:number-style style:name="N157P1" style:volatile="true">
      <number:text>Истина</number:text>
    </number:number-style>
    <number:number-style style:name="N157">
      <number:text>Ложь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Вкл</number:text>
    </number:number-style>
    <number:number-style style:name="N159P1" style:volatile="true">
      <number:text>Вкл</number:text>
    </number:number-style>
    <number:number-style style:name="N159">
      <number:text>Выкл</number:text>
      <style:map style:condition="value()&gt;0" style:apply-style-name="N159P0"/>
      <style:map style:condition="value()&lt;0" style:apply-style-name="N159P1"/>
    </number:number-style>
    <number:currency-style style:name="N161P0" style:volatile="true">
      <number:currency-symbol>€</number:currency-symbol>
      <number:text> </number:text>
      <number:number number:decimal-places="0" number:min-integer-digits="3" number:grouping="true" number:display-factor="1000"/>
    </number:currency-style>
    <number:currency-style style:name="N161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61P0"/>
    </number:currency-style>
    <number:date-style style:name="N163P0" style:volatile="true">
      <number:day number:style="long"/>
      <number:text> </number:text>
      <number:month number:style="long" number:textual="true"/>
      <number:text> </number:text>
      <number:year number:style="long"/>
      <number:text> г.</number:text>
    </number:date-style>
    <number:text-style style:name="N163">
      <number:text-content/>
      <style:map style:condition="value()&gt;=0" style:apply-style-name="N163P0"/>
    </number:text-style>
    <number:number-style style:name="N164">
      <number:number number:decimal-places="1" number:min-integer-digits="1"/>
    </number:number-style>
    <number:number-style style:name="N165">
      <number:number number:decimal-places="3" number:min-integer-digits="1"/>
    </number:number-style>
    <number:number-style style:name="N166">
      <number:number number:decimal-places="4" number:min-integer-digits="1"/>
    </number:number-style>
    <style:style style:name="Default" style:family="table-cell">
      <style:table-cell-properties style:rotation-align="none"/>
      <style:text-properties style:font-name="Arial Cyr" style:font-name-complex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2.05.2017</text:date>, <text:time>12:09:5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Договор" style:display-name="PageStyle_Договор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Буфер" style:display-name="PageStyle_Буфер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Реквизиты" style:display-name="PageStyle_Реквизиты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.3$Win32 OpenOffice.org_project/680m8$Build-9048
  </meta:generator>
    <meta:initial-creator>*</meta:initial-creator>
    <meta:creation-date>2008-12-21T13:48:41</meta:creation-date>
    <dc:date>2017-05-02T12:09:53</dc:date>
    <meta:print-date>2017-04-28T10:14:18</meta:print-date>
    <dc:language>ru-RU</dc:language>
    <meta:editing-cycles>46</meta:editing-cycles>
    <meta:editing-duration>PT6H57M32S</meta:editing-duration>
    <meta:user-defined meta:name="Info 1"/>
    <meta:user-defined meta:name="Info 2"/>
    <meta:user-defined meta:name="Info 3"/>
    <meta:user-defined meta:name="Info 4"/>
    <meta:document-statistic meta:table-count="3" meta:cell-count="202" meta:object-count="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	
	Dim oDoc As Object, oSheet As Object, oCell As Object
	oDoc=ThisComponent
	oSheet=oDoc.Sheets.getByName("Купля")

	Dim Doc As Object
	Dim Url As String
	Dim Dummy() 'An (empty) array of PropertyValues
 	Url = "file:///C:/BAS/SH_KUP.ott"
 	Doc = StarDesktop.loadComponentFromURL(Url, "_blank", 0, Dummy)
	Dim Replace As Object 

	t_str=0
	t_cell=oSheet.getCellByposition(0,t_str).getString()
	
	Do While len(t_cell)&gt;0
		t_cell=oSheet.getCellByposition(0,t_str+1).getString()
		t_str=t_str+1
	Loop
	t_str=t_str-1
	
	For i=0 to 8
		oCell=oSheet.getCellByposition(i,0)
		p_name=oCell.getString()
		
		oCell=oSheet.getCellByposition(i,t_str)
		t_param=oCell.getString()

		'создаем объект типа ReplaceDescriptor 
	   	Replace = Doc.createReplaceDescriptor
		'объект работает с регулярными выражениями 
	   	Replace.SearchRegularExpression = True 

	    Replace.SearchString = p_name 
	   	Replace.ReplaceString = t_param 
	    Doc.replaceAll(Replace) 
	Next i

End Sub

Sub Macro1
	Dim oDoc As Object, oSheet As Object, oCell As Object
	oDoc=ThisComponent
	oSheet=oDoc.Sheets.getByName("Продажа")

	Dim Doc As Object
	Dim Url As String
	Dim Dummy() 'An (empty) array of PropertyValues
 	Url = "file:///C:/BAS/SH_PROD.ott"
 	Doc = StarDesktop.loadComponentFromURL(Url, "_blank", 0, Dummy)
	Dim Replace As Object 

	t_str=0
	t_cell=oSheet.getCellByposition(0,t_str).getString()
	
	Do While len(t_cell)&gt;0
		t_cell=oSheet.getCellByposition(0,t_str+1).getString()
		t_str=t_str+1
	Loop
	t_str=t_str-1
	
	For i=0 to 8
		oCell=oSheet.getCellByposition(i,0)
		p_name=oCell.getString()
		
		oCell=oSheet.getCellByposition(i,t_str)
		t_param=oCell.getString()

		'создаем объект типа ReplaceDescriptor 
	   	Replace = Doc.createReplaceDescriptor
		'объект работает с регулярными выражениями 
	   	Replace.SearchRegularExpression = True 

	    Replace.SearchString = p_name 
	   	Replace.ReplaceString = t_param 
	    Doc.replaceAll(Replace) 
	Next i
End Sub

Sub Macro2
	Dim oDoc As Object, oSheet As Object, oCell As Object
	oDoc=ThisComponent
	oSheet=oDoc.Sheets.getByName("Комиссия")

	Dim Doc As Object
	Dim Url As String
	Dim Dummy() 'An (empty) array of PropertyValues
 	Url = "file:///C:/BAS/SH_KOM.ott"
 	Doc = StarDesktop.loadComponentFromURL(Url, "_blank", 0, Dummy)
	Dim Replace As Object 

	t_str=0
	t_cell=oSheet.getCellByposition(0,t_str).getString()
	
	Do While len(t_cell)&gt;0
		t_cell=oSheet.getCellByposition(0,t_str+1).getString()
		t_str=t_str+1
	Loop
	t_str=t_str-1
	
	For i=0 to 13
		oCell=oSheet.getCellByposition(i,0)
		p_name=oCell.getString()
		
		oCell=oSheet.getCellByposition(i,t_str)
		t_param=oCell.getString()

		'создаем объект типа ReplaceDescriptor 
	   	Replace = Doc.createReplaceDescriptor
		'объект работает с регулярными выражениями 
	   	Replace.SearchRegularExpression = True 

	    Replace.SearchString = p_name 
	   	Replace.ReplaceString = t_param 
	    Doc.replaceAll(Replace) 
	Next i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frmD"/>
</library:library>
</file>

<file path=Dialogs/Standard/frmD.xml><?xml version="1.0" encoding="utf-8"?>
<!DOCTYPE window  PUBLIC '-//OpenOffice.org//DTD OfficeDocument 1.0//EN'  'dialog.dtd'>
<dlg:window xmlns:dlg="http://openoffice.org/2000/dialog" xmlns:script="http://openoffice.org/2000/script" dlg:style-id="1" dlg:id="frmD" dlg:left="0" dlg:top="0" dlg:width="86" dlg:height="29" dlg:closeable="true" dlg:moveable="true" dlg:title="frmD">
  <dlg:styles>
    <dlg:style dlg:style-id="0" dlg:background-color="0xc0c0c0" dlg:text-color="0x0" dlg:font-name="Tahoma" dlg:font-height="8"/>
    <dlg:style dlg:style-id="1" dlg:background-color="0xc0c0c0"/>
  </dlg:styles>
  <dlg:bulletinboard>
    <dlg:button dlg:style-id="0" dlg:id="cmdShowD" dlg:left="4" dlg:top="4" dlg:width="46" dlg:height="16" dlg:value="Сформировать"/>
  </dlg:bulletinboard>
</dlg:window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